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120e4" officeooo:paragraph-rsid="000120e4"/>
    </style:style>
    <style:style style:name="P2" style:family="paragraph" style:parent-style-name="Standard">
      <style:text-properties officeooo:paragraph-rsid="000120e4"/>
    </style:style>
    <style:style style:name="P3" style:family="paragraph" style:parent-style-name="Standard">
      <style:text-properties style:text-underline-style="none" officeooo:rsid="00032e00" officeooo:paragraph-rsid="000120e4"/>
    </style:style>
    <style:style style:name="P4" style:family="paragraph" style:parent-style-name="Standard">
      <style:text-properties style:text-underline-style="none" officeooo:rsid="00032e00" officeooo:paragraph-rsid="000c3445"/>
    </style:style>
    <style:style style:name="P5" style:family="paragraph" style:parent-style-name="Standard">
      <style:text-properties style:text-underline-style="none" officeooo:rsid="00032e00" officeooo:paragraph-rsid="000d3821"/>
    </style:style>
    <style:style style:name="P6" style:family="paragraph" style:parent-style-name="Standard">
      <style:text-properties style:text-underline-style="none" officeooo:rsid="0003af36" officeooo:paragraph-rsid="000120e4"/>
    </style:style>
    <style:style style:name="P7" style:family="paragraph" style:parent-style-name="Standard">
      <loext:graphic-properties draw:fill="none"/>
      <style:paragraph-properties fo:background-color="transparent"/>
      <style:text-properties style:text-underline-style="none" officeooo:rsid="0003af36" officeooo:paragraph-rsid="000e2e79"/>
    </style:style>
    <style:style style:name="P8" style:family="paragraph" style:parent-style-name="Standard">
      <style:text-properties style:text-underline-style="none" officeooo:rsid="000120e4" officeooo:paragraph-rsid="00067548"/>
    </style:style>
    <style:style style:name="P9" style:family="paragraph" style:parent-style-name="Standard">
      <style:text-properties style:text-underline-style="none" officeooo:rsid="000c3445" officeooo:paragraph-rsid="000c3445"/>
    </style:style>
    <style:style style:name="P10" style:family="paragraph" style:parent-style-name="Standard">
      <style:text-properties officeooo:paragraph-rsid="000c3445"/>
    </style:style>
    <style:style style:name="P11" style:family="paragraph" style:parent-style-name="Standard">
      <loext:graphic-properties draw:fill="none"/>
      <style:paragraph-properties fo:background-color="transparent"/>
      <style:text-properties officeooo:paragraph-rsid="000e2e79"/>
    </style:style>
    <style:style style:name="P12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  <style:text-properties officeooo:paragraph-rsid="000d3821"/>
    </style:style>
    <style:style style:name="P13" style:family="paragraph" style:parent-style-name="Standard">
      <loext:graphic-properties draw:fill="none"/>
      <style:paragraph-properties fo:margin-left="2.401cm" fo:margin-right="0cm" fo:text-indent="0cm" style:auto-text-indent="false" fo:background-color="transparent"/>
      <style:text-properties style:text-underline-style="none" officeooo:rsid="00032e00" officeooo:paragraph-rsid="000d3821"/>
    </style:style>
    <style:style style:name="P14" style:family="paragraph" style:parent-style-name="Standard" style:master-page-name="">
      <loext:graphic-properties draw:fill="none"/>
      <style:paragraph-properties fo:margin-left="2.401cm" fo:margin-right="0cm" fo:text-indent="0cm" style:auto-text-indent="false" style:page-number="auto" fo:background-color="transparent"/>
      <style:text-properties style:text-underline-style="none" officeooo:rsid="00032e00" officeooo:paragraph-rsid="000d3821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d3821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30fc5" officeooo:paragraph-rsid="00130fc5"/>
    </style:style>
    <style:style style:name="P17" style:family="paragraph" style:parent-style-name="Text_20_body">
      <style:text-properties style:text-underline-style="none" officeooo:rsid="000a37b5" officeooo:paragraph-rsid="000a37b5"/>
    </style:style>
    <style:style style:name="P18" style:family="paragraph" style:parent-style-name="Standard" style:list-style-name="L1">
      <style:text-properties officeooo:paragraph-rsid="000284d4"/>
    </style:style>
    <style:style style:name="P19" style:family="paragraph" style:parent-style-name="Standard" style:list-style-name="L1">
      <style:text-properties officeooo:rsid="000284d4" officeooo:paragraph-rsid="000284d4"/>
    </style:style>
    <style:style style:name="P20" style:family="paragraph" style:parent-style-name="Standard" style:list-style-name="L2">
      <style:text-properties officeooo:paragraph-rsid="000120e4"/>
    </style:style>
    <style:style style:name="P21" style:family="paragraph" style:parent-style-name="Standard" style:list-style-name="L2">
      <style:text-properties style:text-underline-style="none" officeooo:rsid="00032e00" officeooo:paragraph-rsid="000120e4"/>
    </style:style>
    <style:style style:name="P22" style:family="paragraph" style:parent-style-name="Standard">
      <style:text-properties style:text-underline-style="none" officeooo:rsid="00032e00" officeooo:paragraph-rsid="000c3445"/>
    </style:style>
    <style:style style:name="P23" style:family="paragraph" style:parent-style-name="Standard" style:list-style-name="L2">
      <style:text-properties style:text-underline-style="none" officeooo:rsid="0003af36" officeooo:paragraph-rsid="000120e4"/>
    </style:style>
    <style:style style:name="P24" style:family="paragraph" style:parent-style-name="Standard">
      <loext:graphic-properties draw:fill="none"/>
      <style:paragraph-properties fo:background-color="transparent"/>
      <style:text-properties style:text-underline-style="none" officeooo:rsid="0003af36" officeooo:paragraph-rsid="000e2e79"/>
    </style:style>
    <style:style style:name="P25" style:family="paragraph" style:parent-style-name="Standard">
      <style:text-properties style:text-underline-style="none" officeooo:rsid="0003af36" officeooo:paragraph-rsid="00128ce2"/>
    </style:style>
    <style:style style:name="P26" style:family="paragraph" style:parent-style-name="Standard" style:list-style-name="L3">
      <style:text-properties officeooo:paragraph-rsid="00067548"/>
    </style:style>
    <style:style style:name="P27" style:family="paragraph" style:parent-style-name="Standard" style:list-style-name="L3">
      <style:text-properties officeooo:paragraph-rsid="000a37b5"/>
    </style:style>
    <style:style style:name="P28" style:family="paragraph" style:parent-style-name="Standard" style:list-style-name="L3">
      <style:text-properties officeooo:paragraph-rsid="000c3445"/>
    </style:style>
    <style:style style:name="P29" style:family="paragraph" style:parent-style-name="Standard" style:list-style-name="L7">
      <style:text-properties officeooo:paragraph-rsid="00128ce2"/>
    </style:style>
    <style:style style:name="P30" style:family="paragraph" style:parent-style-name="Standard" style:list-style-name="L8">
      <loext:graphic-properties draw:fill="none"/>
      <style:paragraph-properties fo:background-color="transparent"/>
      <style:text-properties officeooo:paragraph-rsid="00130fc5"/>
    </style:style>
    <style:style style:name="P31" style:family="paragraph" style:parent-style-name="Standard" style:list-style-name="L5">
      <style:paragraph-properties fo:break-before="page"/>
      <style:text-properties officeooo:paragraph-rsid="000d3821"/>
    </style:style>
    <style:style style:name="P32" style:family="paragraph" style:parent-style-name="Standard" style:list-style-name="L6" style:master-page-name="">
      <loext:graphic-properties draw:fill="none"/>
      <style:paragraph-properties style:page-number="auto" fo:background-color="transparent"/>
      <style:text-properties officeooo:paragraph-rsid="000e2e79"/>
    </style:style>
    <style:style style:name="P33" style:family="paragraph" style:parent-style-name="Text_20_body" style:list-style-name="L3">
      <style:text-properties officeooo:paragraph-rsid="000a37b5"/>
    </style:style>
    <style:style style:name="P34" style:family="paragraph" style:parent-style-name="Text_20_body" style:list-style-name="L4"/>
    <style:style style:name="P35" style:family="paragraph" style:parent-style-name="Text_20_body" style:list-style-name="L7"/>
    <style:style style:name="P36" style:family="paragraph" style:parent-style-name="Text_20_body" style:list-style-name="L3">
      <style:paragraph-properties fo:margin-top="0cm" fo:margin-bottom="0cm" loext:contextual-spacing="false"/>
      <style:text-properties officeooo:paragraph-rsid="000a37b5"/>
    </style:style>
    <style:style style:name="P37" style:family="paragraph" style:parent-style-name="Heading_20_2" style:list-style-name="L7">
      <style:text-properties fo:font-size="12pt" style:text-underline-style="solid" style:text-underline-width="auto" style:text-underline-color="font-color" fo:font-weight="normal" officeooo:rsid="0003af36" officeooo:paragraph-rsid="00128ce2" style:font-size-asian="12pt" style:font-weight-asian="normal" style:font-size-complex="12pt" style:font-weight-complex="normal"/>
    </style:style>
    <style:style style:name="T1" style:family="text">
      <style:text-properties officeooo:rsid="000120e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20e4"/>
    </style:style>
    <style:style style:name="T4" style:family="text">
      <style:text-properties style:text-underline-style="solid" style:text-underline-width="auto" style:text-underline-color="font-color" officeooo:rsid="00032e00"/>
    </style:style>
    <style:style style:name="T5" style:family="text">
      <style:text-properties style:text-underline-style="solid" style:text-underline-width="auto" style:text-underline-color="font-color" officeooo:rsid="0003af36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120e4"/>
    </style:style>
    <style:style style:name="T8" style:family="text">
      <style:text-properties style:text-underline-style="none" officeooo:rsid="00032e00"/>
    </style:style>
    <style:style style:name="T9" style:family="text">
      <style:text-properties style:text-underline-style="none" officeooo:rsid="0003af36"/>
    </style:style>
    <style:style style:name="T10" style:family="text">
      <style:text-properties style:text-underline-style="none" officeooo:rsid="00049927"/>
    </style:style>
    <style:style style:name="T11" style:family="text">
      <style:text-properties style:text-underline-style="none" officeooo:rsid="00091ac2"/>
    </style:style>
    <style:style style:name="T12" style:family="text">
      <style:text-properties style:text-underline-style="none" officeooo:rsid="000a37b5"/>
    </style:style>
    <style:style style:name="T13" style:family="text">
      <style:text-properties style:text-underline-style="none" officeooo:rsid="0011f552"/>
    </style:style>
    <style:style style:name="T14" style:family="text">
      <style:text-properties officeooo:rsid="00130fc5"/>
    </style:style>
    <style:style style:name="T15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cir a qué se dedica ese organismo y su ámbito.</text:p>
      <text:p text:style-name="P1"/>
      <text:list xml:id="list38606029233049916" text:style-name="L1">
        <text:list-item>
          <text:p text:style-name="P18"><text:span text:style-name="T3">Organización Internacional del Trabajo (OIT)</text:span><text:span text:style-name="T1">: E</text:span>stablece<text:span text:style-name="T1">r</text:span> las normas del trabajo, formular políticas y elaborar programas promoviendo el trabajo decente de todos, mujeres y hombres.</text:p>
          <text:list>
            <text:list-header>
              <text:p text:style-name="P19">-Ámbito Internacional.</text:p>
            </text:list-header>
          </text:list>
        </text:list-item>
      </text:list>
      <text:p text:style-name="P2"/>
      <text:list xml:id="list1135461218267071398" text:style-name="L2">
        <text:list-item>
          <text:p text:style-name="P20"><text:span text:style-name="T2">Agencia Europea para la Seguridad y Salud</text:span><text:span text:style-name="T6">: </text:span><text:span text:style-name="T7">Hacen</text:span><text:span text:style-name="T6"> que los lugares de trabajo europeos sean más seguros, saludables y productivos en beneficio de las empresas, los empleados y los gobiernos. Fomenta</text:span><text:span text:style-name="T7">n</text:span><text:span text:style-name="T6"> una cultura de la prevención de riesgos para mejorar las condiciones de trabajo en Europa.</text:span></text:p>
          <text:list>
            <text:list-header>
              <text:p text:style-name="P20"><text:span text:style-name="T6">-</text:span><text:span text:style-name="T8">Ámbito Europeo.</text:span></text:p>
            </text:list-header>
          </text:list>
        </text:list-item>
      </text:list>
      <text:p text:style-name="P3"/>
      <text:p text:style-name="P3"/>
      <text:list xml:id="list190741683411411" text:continue-numbering="true" text:style-name="L2">
        <text:list-item>
          <text:p text:style-name="P20"><text:span text:style-name="T4">Instituto Nacional de Seguridad, Salud y bienestar en el Trabajo (INSHT)</text:span><text:span text:style-name="T8">: Reducción de los accidentes de trabajo y enfermedades profesionales como la mejora de las condiciones de seguridad y salud en el trabajo pasan por la implantación de una verdadera cultura preventiva.</text:span></text:p>
          <text:list>
            <text:list-header>
              <text:p text:style-name="P21">-Ámbito Nacional.</text:p>
            </text:list-header>
          </text:list>
        </text:list-item>
      </text:list>
      <text:p text:style-name="P3"/>
      <text:p text:style-name="P3"/>
      <text:list xml:id="list190741260695484" text:continue-numbering="true" text:style-name="L2">
        <text:list-item>
          <text:p text:style-name="P20"><text:span text:style-name="T4">La Inspección de Trabajo y SS</text:span><text:span text:style-name="T8">: Ejercer la vigilancia del cumplimiento de las normas del orden social y exigir las responsabilidades pertinentes, así como el asesoramiento y, en su caso, conciliación, mediación y arbitraje en dichas materias.</text:span></text:p>
          <text:list>
            <text:list-header>
              <text:p text:style-name="P20"><text:span text:style-name="T8">-</text:span><text:span text:style-name="T9">Ámbito Nacional.</text:span></text:p>
            </text:list-header>
          </text:list>
        </text:list-item>
      </text:list>
      <text:p text:style-name="P6"/>
      <text:p text:style-name="P6"/>
      <text:list xml:id="list190740644218751" text:continue-numbering="true" text:style-name="L2">
        <text:list-item>
          <text:p text:style-name="P20"><text:span text:style-name="T5">Comisión Nacional de Seguridad y Salud en el trabajo</text:span><text:span text:style-name="T9">: Responsables e implicados en la mejora de las condiciones de trabajo y de la calidad de vida laboral y se configura como un instrumento privilegiado de participación en la formulación y desarrollo de la política en materia de prevención.</text:span></text:p>
          <text:list>
            <text:list-header>
              <text:p text:style-name="P23">-Ámbito Nacional.</text:p>
            </text:list-header>
          </text:list>
        </text:list-item>
      </text:list>
      <text:p text:style-name="P6"/>
      <text:p text:style-name="P6"/>
      <text:p text:style-name="P6"/>
      <text:list xml:id="list190740700849417" text:continue-numbering="true" text:style-name="L2">
        <text:list-item>
          <text:p text:style-name="P20"><text:span text:style-name="T5">Fundación para la PRL</text:span><text:span text:style-name="T9">: </text:span><text:span text:style-name="T10">Su fin</text:span><text:span text:style-name="T9"> primordial </text:span><text:span text:style-name="T10">es</text:span><text:span text:style-name="T9"> la promoción, especialmente en las pequeñas y medianas empresas, de actividades destinadas a la mejora de las condiciones de seguridad y salud en el trabajo.</text:span></text:p>
        </text:list-item>
      </text:list>
      <text:p text:style-name="P6"/>
      <text:p text:style-name="P6"/>
      <text:p text:style-name="P6"/>
      <text:p text:style-name="P6">2. ¿Qué hace específicamente en materia de PRL?</text:p>
      <text:p text:style-name="P6"/>
      <text:list xml:id="list6740040830788024062" text:style-name="L3">
        <text:list-item>
          <text:p text:style-name="P26"><text:span text:style-name="T3">Organización Internacional del Trabajo (OIT)</text:span><text:span text:style-name="T7">: </text:span><text:span text:style-name="T11">C</text:span><text:span text:style-name="T7">ontribuye a mejorar la situación económica y las condiciones de trabajo que permiten que todos los trabajadores, empleadores y gobiernos participen en el establecimiento de un paz duradera, de la prosperidad y el progreso. <text:line-break/></text:span></text:p>
        </text:list-item>
      </text:list>
      <text:p text:style-name="P8"/>
      <text:list xml:id="list190742235093667" text:continue-numbering="true" text:style-name="L3">
        <text:list-item>
          <text:p text:style-name="P27"><text:span text:style-name="T3">Agencia Europea para la Seguridad y Salud</text:span><text:span text:style-name="T7">: </text:span></text:p>
          <text:p text:style-name="P27"/>
          <text:list>
            <text:list-item>
              <text:p text:style-name="P27"><text:span text:style-name="Strong_20_Emphasis"><text:span text:style-name="T2">Las Campañas "Trabajos saludables"</text:span></text:span> — nuestras campañas de dos años sensibilizan sobre temas en materia de seguridad y salud en el trabajo (SST) en toda Europa </text:p>
            </text:list-item>
            <text:list-item>
              <text:p text:style-name="P36"><text:soft-page-break/><text:span text:style-name="Strong_20_Emphasis"><text:span text:style-name="T2">Proyecto Interactivo de Evaluación de Riesgos en Línea (OiRA)</text:span></text:span> — ofrecemos herramientas de evaluación de riesgos en línea para que las pequeñas y medianas empresas evalúen y gestionen los riesgos en el lugar de trabajo </text:p>
            </text:list-item>
            <text:list-item>
              <text:p text:style-name="P36"><text:span text:style-name="Strong_20_Emphasis"><text:span text:style-name="T2">La encuesta ESENER</text:span></text:span><text:bookmark text:name="_anchor_3"/> — esta amplia encuesta ofrece una imagen instantánea sobre cómo se gestionan los riesgos de seguridad y salud en los lugares de trabajo europeos </text:p>
            </text:list-item>
            <text:list-item>
              <text:p text:style-name="P36"><text:span text:style-name="Strong_20_Emphasis"><text:span text:style-name="T2">OSHwiki </text:span></text:span><text:s/>— una enciclopedia colaborativa en línea de información precisa y fiable en materia de SST </text:p>
            </text:list-item>
            <text:list-item>
              <text:p text:style-name="P36"><text:span text:style-name="Strong_20_Emphasis"><text:span text:style-name="T2">Proyectos Foresight</text:span></text:span><text:span text:style-name="Strong_20_Emphasis"><text:span text:style-name="T6"> </text:span></text:span>— destacamos y examinamos los riesgos nuevos y emergentes en materia de SST a través de proyectos Foresight específicos </text:p>
            </text:list-item>
            <text:list-item>
              <text:p text:style-name="P36"><text:span text:style-name="Strong_20_Emphasis"><text:span text:style-name="T2">Visiones de conjunto de la SST</text:span></text:span><text:bookmark text:name="_anchor_6"/> — proporcionamos visiones de conjunto sobre temas específicos de SST e identificamos las prioridades </text:p>
            </text:list-item>
            <text:list-item>
              <text:p text:style-name="P33"><text:span text:style-name="Strong_20_Emphasis"><text:span text:style-name="T3">Películas NAPO</text:span></text:span><text:span text:style-name="Strong_20_Emphasis"><text:span text:style-name="T7"> </text:span></text:span><text:span text:style-name="T7"> — una serie de entretenidas películas cortas y mudas sobre temas importantes en materia de seguridad y salud en el lugar de trabajo</text:span><text:span text:style-name="T12">s.</text:span></text:p>
            </text:list-item>
          </text:list>
        </text:list-item>
      </text:list>
      <text:p text:style-name="P17"/>
      <text:p text:style-name="P17"/>
      <text:list xml:id="list190741610454043" text:continue-numbering="true" text:style-name="L3">
        <text:list-item>
          <text:p text:style-name="P28"><text:span text:style-name="T4">Instituto Nacional de Seguridad, Salud y bienestar en el Trabajo (INSHT)</text:span><text:span text:style-name="T8">:</text:span></text:p>
        </text:list-item>
      </text:list>
      <text:p text:style-name="P4"/>
      <text:p text:style-name="P4"/>
      <text:p text:style-name="P10"><text:span text:style-name="T13">-</text:span><text:span text:style-name="T8">La información, la transparencia y la calidad en todo aquello que hacemos son principios básicos que impregnan todas y cada una de nuestras acciones. La finalidad no es otra que lograr que la sociedad tenga información cierta de lo que realizamos e, igualmente, la de detectar y satisfacer de la mejor manera posible las necesidades y demandas relacionadas con la seguridad y la salud en el entorno laboral. Por todo lo anterior se pretende:</text:span></text:p>
      <text:p text:style-name="Text_20_body"/>
      <text:list xml:id="list2609951668885719032" text:style-name="L4">
        <text:list-item>
          <text:p text:style-name="P34">Poner a disposición de ciudadanos, empresas, agentes sociales e instituciones públicas y privadas toda la información sobre los servicios que presta el INSHT y cómo mide la eficacia y eficiencia de los mismos.</text:p>
        </text:list-item>
        <text:list-item>
          <text:p text:style-name="P34">Adquirir compromisos de calidad ante la sociedad.</text:p>
        </text:list-item>
        <text:list-item>
          <text:p text:style-name="P34">Indicar los derechos que asisten a los ciudadanos con relación a las actuaciones del organismo o de su personal, y poner en su conocimiento la potestad que tienen de reclamar por los daños y perjuicios que dichas actuaciones les hayan podido generar.</text:p>
        </text:list-item>
        <text:list-item>
          <text:p text:style-name="P34">Señalar de qué forma se pueden formular las quejas o sugerencias que se estimen oportunas.</text:p>
        </text:list-item>
      </text:list>
      <text:p text:style-name="P4"/>
      <text:p text:style-name="P9"/>
      <text:p text:style-name="P9"/>
      <text:p text:style-name="P9"><text:tab/><text:tab/></text:p>
      <text:p text:style-name="P4"><text:tab/><text:tab/></text:p>
      <text:p text:style-name="P4"><text:line-break/></text:p>
      <text:list xml:id="list187402807462573830" text:style-name="L5">
        <text:list-item>
          <text:p text:style-name="P31"><text:span text:style-name="T4">La Inspección de Trabajo y SS</text:span><text:span text:style-name="T8">: </text:span></text:p>
        </text:list-item>
      </text:list>
      <text:p text:style-name="P5"/>
      <text:p text:style-name="P14">-Ordenación del trabajo y relaciones sindicales. </text:p>
      <text:p text:style-name="P13"/>
      <text:p text:style-name="P12"><text:span text:style-name="T8">-</text:span>Prevención de riesgos laborales. </text:p>
      <text:p text:style-name="P12"/>
      <text:p text:style-name="P12">-Normas en materia de campo de aplicación, inscripción, afiliación, altas y bajas de trabajadores, cotización y recaudación de cuotas del sistema de la seguridad social.</text:p>
      <text:p text:style-name="P12"/>
      <text:p text:style-name="P12">-Normas sobre obtención y disfrute de prestaciones del sistema de la Seguridad Social así como de las mejoras voluntarias u otros sistemas complementarios voluntarios establecidos en convenios colectivos. </text:p>
      <text:p text:style-name="P12"/>
      <text:p text:style-name="P12">-Normas sobre colaboración en la gestión de la Seguridad Social. </text:p>
      <text:p text:style-name="P12"/>
      <text:p text:style-name="P12">-Normas en materia de colocación, empleo y protección por desempleo; emigración, movimientos migratorios y trabajo de extranjeros; formación profesional ocupacional y continua; empresas de trabajo temporal, agencias de colocación y planes de servicios integrados de empleo. </text:p>
      <text:p text:style-name="P12"/>
      <text:p text:style-name="P12"/>
      <text:list xml:id="list8994672700627859392" text:style-name="L6">
        <text:list-item>
          <text:p text:style-name="P32"><text:span text:style-name="T5">Comisión Nacional de Seguridad y Salud en el trabajo</text:span><text:span text:style-name="T9">:</text:span></text:p>
        </text:list-item>
      </text:list>
      <text:p text:style-name="P7"/>
      <text:p text:style-name="P7"/>
      <text:p text:style-name="P11"><text:span text:style-name="T9">-</text:span>La información, la transparencia y la calidad en todo aquello que hacemos son principios básicos que impregnan todas y cada una de nuestras acciones. La finalidad no es otra que lograr que la sociedad tenga información cierta de lo que realizamos e, igualmente, la de detectar y satisfacer de la mejor manera posible las necesidades y demandas relacionadas con la seguridad y la salud en el entorno laboral. Por todo lo anterior se pretende:</text:p>
      <text:p text:style-name="Text_20_body"/>
      <text:list xml:id="list1607290239786649617" text:style-name="L7">
        <text:list-item>
          <text:p text:style-name="P35">Poner a disposición de ciudadanos, empresas, agentes sociales e instituciones públicas y privadas toda la información sobre los servicios que presta el INSHT y cómo mide la eficacia y eficiencia de los mismos.</text:p>
        </text:list-item>
        <text:list-item>
          <text:p text:style-name="P35">Adquirir compromisos de calidad ante la sociedad.</text:p>
        </text:list-item>
        <text:list-item>
          <text:p text:style-name="P35">Indicar los derechos que asisten a los ciudadanos con relación a las actuaciones del organismo o de su personal, y poner en su conocimiento la potestad que tienen de reclamar por los daños y perjuicios que dichas actuaciones les hayan podido generar.</text:p>
        </text:list-item>
        <text:list-item>
          <text:p text:style-name="P35">Señalar de qué forma se pueden formular las quejas o sugerencias que se estimen oportunas.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190741806509681" text:continue-numbering="true" text:style-name="L7">
        <text:list-item>
          <text:p text:style-name="P29"><text:soft-page-break/><text:span text:style-name="T5">Fundación para la PRL</text:span><text:span text:style-name="T9">: </text:span></text:p>
        </text:list-item>
      </text:list>
      <text:p text:style-name="P25"/>
      <text:list xml:id="list190741716003060" text:continue-numbering="true" text:style-name="L7">
        <text:list-item>
          <text:list>
            <text:list-item>
              <text:h text:style-name="P37" text:outline-level="2">Tipología de acciones promovidas por la Fundación:</text:h>
            </text:list-item>
          </text:list>
        </text:list-item>
      </text:list>
      <text:p text:style-name="P25"/>
      <text:p text:style-name="P25"/>
      <text:p text:style-name="P25">1. Acciones de información: Son aquéllas que persigan la difusión entre trabajadores y empresarios de los principios de acción preventiva de los riesgos laborales o de las normas concretas de aplicación de tales principios.<text:line-break/><text:line-break/>2. Acciones de asistencia técnica: Están dirigidas al estudio y resolución de problemas derivados de la aplicación práctica y material de las actuaciones preventivas.<text:line-break/><text:line-break/>3. Acciones de formación: Consisten en el diseño de los métodos y de contenidos de programas que pudieran ser impartidos en sectores y subsectores de la actividad productiva, en especial en aquellos cuya estructura esté constituida fundamentalmente por pequeñas empresas.<text:line-break/><text:line-break/>4. Acciones de promoción del cumplimiento de la normativa sobre prevención de riesgos laborales: Su objetivo es el fomento del conocimiento y la aplicación por empresarios y trabajadores de las disposiciones legales, reglamentarias y convencionales en materia de Prevención de Riesgos Laborales, en especial a través de mecanismos e instrumentos desarrollados en los ámbitos sectoriales y territoriales de la actividad productiva.</text:p>
      <text:p text:style-name="P7"/>
      <text:p text:style-name="P12"/>
      <text:p text:style-name="P12"/>
      <text:p text:style-name="P15"/>
      <text:p text:style-name="P15"/>
      <text:p text:style-name="P16">3. ¿What do you think about all these organizations?</text:p>
      <text:p text:style-name="P16"/>
      <text:list xml:id="list6621915435152270763" text:style-name="L8">
        <text:list-item>
          <text:p text:style-name="P30"><text:span text:style-name="T14">They </text:span><text:bookmark text:name="tw-target-text"/><text:span text:style-name="T15">are necessary for the safety of the worker and the emplo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4:16:13.302939535</meta:creation-date>
    <dc:date>2018-10-08T19:07:40.092593617</dc:date>
    <meta:editing-duration>PT1H27M50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4" meta:paragraph-count="50" meta:word-count="1171" meta:character-count="7397" meta:non-whitespace-character-count="6273"/>
  </office:meta>
</office:document-meta>
</file>